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10.206cm"/>
    </style:style>
    <style:style style:name="co3" style:family="table-column">
      <style:table-column-properties fo:break-before="auto" style:column-width="1.27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$%title$%</text:p>
          </table:table-cell>
          <table:table-cell office:value-type="string">
            <text:p>In-Dex Warehouse and Supply Chain System Costs</text:p>
          </table:table-cell>
          <table:table-cell table:number-columns-repeated="3"/>
        </table:table-row>
        <table:table-row table:style-name="ro1">
          <table:table-cell office:value-type="string">
            <text:p>$%sub$%</text:p>
          </table:table-cell>
          <table:table-cell office:value-type="string">
            <text:p>In-DEX Core Base Product</text:p>
          </table:table-cell>
          <table:table-cell table:number-columns-repeated="3"/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In-DEX Standard Version</text:p>
          </table:table-cell>
          <table:table-cell office:value-type="float" office:value="12500">
            <text:p>12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In-DEX Enterprise Version</text:p>
          </table:table-cell>
          <table:table-cell office:value-type="float" office:value="17500">
            <text:p>17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In-DEX Third Party Logistics (3PL) Standard Version</text:p>
          </table:table-cell>
          <table:table-cell office:value-type="float" office:value="17500">
            <text:p>17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In-DEX Third Party Logistics (3PL) Enterprise Version</text:p>
          </table:table-cell>
          <table:table-cell office:value-type="float" office:value="25000">
            <text:p>2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sub$%</text:p>
          </table:table-cell>
          <table:table-cell office:value-type="string">
            <text:p>In-DEX User Counts</text:p>
          </table:table-cell>
          <table:table-cell table:number-columns-repeated="3"/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Per Additional GUI/Desktop User - Concurrent User </text:p>
          </table:table-cell>
          <table:table-cell office:value-type="float" office:value="2500">
            <text:p>2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Per Additional RDT/Voice User - Concurrent User 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Per Additional Voice User - Concurrent User 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sub$%</text:p>
          </table:table-cell>
          <table:table-cell office:value-type="string">
            <text:p>Optional Modules</text:p>
          </table:table-cell>
          <table:table-cell table:number-columns-repeated="3"/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R D T (Radio Data Terminal - Scanning)</text:p>
          </table:table-cell>
          <table:table-cell office:value-type="float" office:value="9500">
            <text:p>9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Voice Module </text:p>
          </table:table-cell>
          <table:table-cell office:value-type="float" office:value="9500">
            <text:p>9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Integration Module</text:p>
          </table:table-cell>
          <table:table-cell office:value-type="float" office:value="9500">
            <text:p>9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Job Management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Movex <text:s/>IDB Integration Module 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Additional Site Licence - Per Physical Site 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Web Access - Includes 5 Named Accounts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Number of Accounts - Web Module only - Per named Account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In-DEX After Imaging Resilience 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Digital Signature - Capture/attach customer signatures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EDM - Electronic Document Management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In-DEX Load Bay Scheduler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$%desc$%</text:p>
          </table:table-cell>
          <table:table-cell office:value-type="string">
            <text:p>PDF Mail - Automated email and fax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8" meta:object-count="0"/>
    <meta:generator>LibreOffice/4.0.3.3$Windows_x86 LibreOffice_project/0eaa50a932c8f2199a615e1eb30f7ac74279539</meta:generator>
  </office:meta>
</office:document-meta>
</file>